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Baskerville Old Face" svg:font-family="'Baskerville Old Face'" style:font-family-generic="roman" style:font-pitch="variable"/>
    <style:font-face style:name="Bernard MT Condensed" svg:font-family="'Bernard MT Condensed'"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Informal Roman" svg:font-family="'Informal Roman'" style:font-family-generic="script" style:font-pitch="variable"/>
    <style:font-face style:name="Palace Script MT" svg:font-family="'Palace Script MT'" style:font-family-generic="script"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6cm" fo:margin-left="-0.191cm" fo:margin-top="0cm" fo:margin-bottom="0cm" table:align="left" style:writing-mode="lr-tb"/>
    </style:style>
    <style:style style:name="Table1.A" style:family="table-column">
      <style:table-column-properties style:column-width="10.742cm"/>
    </style:style>
    <style:style style:name="Table1.B" style:family="table-column">
      <style:table-column-properties style:column-width="0.462cm"/>
    </style:style>
    <style:style style:name="Table1.C" style:family="table-column">
      <style:table-column-properties style:column-width="5.396cm"/>
    </style:style>
    <style:style style:name="Table1.1" style:family="table-row">
      <style:table-row-properties style:min-row-height="0.392cm" style:keep-together="true" fo:keep-together="auto"/>
    </style:style>
    <style:style style:name="Table1.A1" style:family="table-cell">
      <style:table-cell-properties fo:padding-left="0.191cm" fo:padding-right="0.191cm" fo:padding-top="0cm" fo:padding-bottom="0cm" fo:border="0.018cm solid #00000a"/>
    </style:style>
    <style:style style:name="Table1.2" style:family="table-row">
      <style:table-row-properties style:min-row-height="0.536cm" style:keep-together="true" fo:keep-together="auto"/>
    </style:style>
    <style:style style:name="Table1.3" style:family="table-row">
      <style:table-row-properties style:min-row-height="0.113cm" style:keep-together="true" fo:keep-together="auto"/>
    </style:style>
    <style:style style:name="Table2" style:family="table">
      <style:table-properties style:width="17.942cm" fo:margin-left="-0.191cm" fo:margin-top="0cm" fo:margin-bottom="0cm" table:align="left" style:writing-mode="lr-tb"/>
    </style:style>
    <style:style style:name="Table2.A" style:family="table-column">
      <style:table-column-properties style:column-width="17.942cm"/>
    </style:style>
    <style:style style:name="Table2.1" style:family="table-row">
      <style:table-row-properties style:min-row-height="0.734cm" style:keep-together="true" fo:keep-together="auto"/>
    </style:style>
    <style:style style:name="Table2.A1" style:family="table-cell">
      <style:table-cell-properties fo:padding-left="0.191cm" fo:padding-right="0.191cm" fo:padding-top="0cm" fo:padding-bottom="0cm" fo:border="0.018cm solid #00000a"/>
    </style:style>
    <style:style style:name="Table3" style:family="table">
      <style:table-properties style:width="16.6cm" fo:margin-left="-0.191cm" fo:margin-top="0cm" fo:margin-bottom="0cm" table:align="left" style:writing-mode="lr-tb"/>
    </style:style>
    <style:style style:name="Table3.A" style:family="table-column">
      <style:table-column-properties style:column-width="10.742cm"/>
    </style:style>
    <style:style style:name="Table3.B" style:family="table-column">
      <style:table-column-properties style:column-width="0.462cm"/>
    </style:style>
    <style:style style:name="Table3.C" style:family="table-column">
      <style:table-column-properties style:column-width="5.396cm"/>
    </style:style>
    <style:style style:name="Table3.1" style:family="table-row">
      <style:table-row-properties style:min-row-height="0.392cm" style:keep-together="true" fo:keep-together="auto"/>
    </style:style>
    <style:style style:name="Table3.A1" style:family="table-cell">
      <style:table-cell-properties fo:padding-left="0.191cm" fo:padding-right="0.191cm" fo:padding-top="0cm" fo:padding-bottom="0cm" fo:border="0.018cm solid #00000a"/>
    </style:style>
    <style:style style:name="Table3.2" style:family="table-row">
      <style:table-row-properties style:min-row-height="0.536cm" style:keep-together="true" fo:keep-together="auto"/>
    </style:style>
    <style:style style:name="Table3.3" style:family="table-row">
      <style:table-row-properties style:min-row-height="0.113cm" style:keep-together="true" fo:keep-together="auto"/>
    </style:style>
    <style:style style:name="Table4" style:family="table">
      <style:table-properties style:width="17.942cm" fo:margin-left="-0.191cm" fo:margin-top="0cm" fo:margin-bottom="0cm" table:align="left" style:writing-mode="lr-tb"/>
    </style:style>
    <style:style style:name="Table4.A" style:family="table-column">
      <style:table-column-properties style:column-width="17.942cm"/>
    </style:style>
    <style:style style:name="Table4.1" style:family="table-row">
      <style:table-row-properties style:min-row-height="0.734cm" style:keep-together="true" fo:keep-together="auto"/>
    </style:style>
    <style:style style:name="Table4.A1" style:family="table-cell">
      <style:table-cell-properties fo:padding-left="0.191cm" fo:padding-right="0.191cm" fo:padding-top="0cm" fo:padding-bottom="0cm" fo:border="0.018cm solid #00000a"/>
    </style:style>
    <style:style style:name="Table5" style:family="table">
      <style:table-properties style:width="16.6cm" fo:margin-left="-0.191cm" fo:margin-top="0cm" fo:margin-bottom="0cm" table:align="left" style:writing-mode="lr-tb"/>
    </style:style>
    <style:style style:name="Table5.A" style:family="table-column">
      <style:table-column-properties style:column-width="10.742cm"/>
    </style:style>
    <style:style style:name="Table5.B" style:family="table-column">
      <style:table-column-properties style:column-width="0.462cm"/>
    </style:style>
    <style:style style:name="Table5.C" style:family="table-column">
      <style:table-column-properties style:column-width="5.396cm"/>
    </style:style>
    <style:style style:name="Table5.1" style:family="table-row">
      <style:table-row-properties style:min-row-height="0.392cm" style:keep-together="true" fo:keep-together="auto"/>
    </style:style>
    <style:style style:name="Table5.A1" style:family="table-cell">
      <style:table-cell-properties fo:padding-left="0.191cm" fo:padding-right="0.191cm" fo:padding-top="0cm" fo:padding-bottom="0cm" fo:border="0.018cm solid #00000a"/>
    </style:style>
    <style:style style:name="Table5.2" style:family="table-row">
      <style:table-row-properties style:min-row-height="0.536cm" style:keep-together="true" fo:keep-together="auto"/>
    </style:style>
    <style:style style:name="Table5.3" style:family="table-row">
      <style:table-row-properties style:min-row-height="0.113cm" style:keep-together="true" fo:keep-together="auto"/>
    </style:style>
    <style:style style:name="Table6" style:family="table">
      <style:table-properties style:width="17.942cm" fo:margin-left="-0.191cm" fo:margin-top="0cm" fo:margin-bottom="0cm" table:align="left" style:writing-mode="lr-tb"/>
    </style:style>
    <style:style style:name="Table6.A" style:family="table-column">
      <style:table-column-properties style:column-width="17.942cm"/>
    </style:style>
    <style:style style:name="Table6.1" style:family="table-row">
      <style:table-row-properties style:min-row-height="0.734cm" style:keep-together="true" fo:keep-together="auto"/>
    </style:style>
    <style:style style:name="Table6.A1"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tab-stops>
          <style:tab-stop style:position="8.255cm"/>
        </style:tab-stops>
      </style:paragraph-properties>
      <style:text-properties style:font-name="Century"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style:font-name="Century"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Century" fo:font-size="10pt" fo:font-weight="normal" style:font-size-asian="10pt" style:font-weight-asian="normal" style:font-size-complex="10pt" style:font-weight-complex="normal"/>
    </style:style>
    <style:style style:name="P4" style:family="paragraph" style:parent-style-name="Standard">
      <style:text-properties fo:font-size="8pt" style:font-size-asian="8pt" style:font-size-complex="8pt"/>
    </style:style>
    <style:style style:name="P5" style:family="paragraph" style:parent-style-name="Standard">
      <style:paragraph-properties>
        <style:tab-stops>
          <style:tab-stop style:position="8.192cm"/>
        </style:tab-stops>
      </style:paragraph-properties>
      <style:text-properties fo:font-size="8pt" style:font-size-asian="8pt" style:font-size-complex="8pt"/>
    </style:style>
    <style:style style:name="P6" style:family="paragraph" style:parent-style-name="Standard">
      <style:paragraph-properties>
        <style:tab-stops>
          <style:tab-stop style:position="8.192cm"/>
        </style:tab-stops>
      </style:paragraph-properties>
      <style:text-properties fo:font-size="8pt" style:font-size-asian="8pt" style:font-size-complex="8pt"/>
    </style:style>
    <style:style style:name="P7" style:family="paragraph" style:parent-style-name="Standard">
      <style:paragraph-properties fo:text-align="center" style:justify-single-word="false" fo:background-color="#006600">
        <style:background-image/>
      </style:paragraph-properties>
      <style:text-properties fo:color="#ffffff" style:font-name="Arial" fo:font-size="32pt" fo:font-weight="normal" style:font-size-asian="32pt" style:font-weight-asian="normal" style:font-size-complex="32pt" style:font-weight-complex="normal"/>
    </style:style>
    <style:style style:name="P8" style:family="paragraph" style:parent-style-name="Standard" style:master-page-name="Standard">
      <style:paragraph-properties fo:margin-top="0cm" fo:margin-bottom="0cm" fo:line-height="100%" style:page-number="auto"/>
    </style:style>
    <style:style style:name="P9" style:family="paragraph" style:parent-style-name="Standard" style:master-page-name="Standard">
      <style:paragraph-properties fo:margin-top="0cm" fo:margin-bottom="0cm" fo:line-height="100%" fo:text-align="start" style:justify-single-word="false" style:page-number="auto"/>
      <style:text-properties style:font-name="Century" fo:font-size="10pt" fo:font-weight="normal" style:font-size-asian="10pt" style:font-weight-asian="normal" style:font-size-complex="10pt" style:font-weight-complex="normal"/>
    </style:style>
    <style:style style:name="P10" style:family="paragraph" style:parent-style-name="Standard">
      <style:paragraph-properties fo:margin-top="0cm" fo:margin-bottom="0cm" fo:line-height="100%"/>
      <style:text-properties fo:font-size="8pt" fo:language="en" fo:country="GB" style:font-name-asian="Times New Roman1" style:font-size-asian="8pt" style:font-name-complex="Calibri" style:font-size-complex="8pt"/>
    </style:style>
    <style:style style:name="P11" style:family="paragraph" style:parent-style-name="Standard">
      <style:paragraph-properties fo:margin-top="0cm" fo:margin-bottom="0cm" fo:line-height="100%">
        <style:tab-stops>
          <style:tab-stop style:position="7.325cm" style:type="center"/>
          <style:tab-stop style:position="14.651cm" style:type="right"/>
        </style:tab-stops>
      </style:paragraph-properties>
      <style:text-properties fo:font-size="8pt" fo:language="en" fo:country="GB" style:font-name-asian="Times New Roman1" style:font-size-asian="8pt" style:font-name-complex="Calibri" style:font-size-complex="8pt"/>
    </style:style>
    <style:style style:name="P12" style:family="paragraph" style:parent-style-name="Standard">
      <style:paragraph-properties fo:margin-top="0cm" fo:margin-bottom="0cm" fo:line-height="100%">
        <style:tab-stops>
          <style:tab-stop style:position="7.325cm" style:type="center"/>
          <style:tab-stop style:position="14.651cm" style:type="right"/>
        </style:tab-stops>
      </style:paragraph-properties>
      <style:text-properties fo:font-size="8pt" fo:language="en" fo:country="GB" style:font-name-asian="Times New Roman1" style:font-size-asian="8pt" style:font-name-complex="Calibri" style:font-size-complex="8pt"/>
    </style:style>
    <style:style style:name="P13" style:family="paragraph" style:parent-style-name="Standard">
      <style:paragraph-properties fo:margin-top="0cm" fo:margin-bottom="0cm" fo:line-height="100%"/>
      <style:text-properties fo:font-size="8pt" fo:language="en" fo:country="GB" style:text-underline-style="solid" style:text-underline-width="auto" style:text-underline-color="font-color" style:font-name-asian="Times New Roman1" style:font-size-asian="8pt" style:font-name-complex="Calibri" style:font-size-complex="8pt"/>
    </style:style>
    <style:style style:name="P14" style:family="paragraph" style:parent-style-name="Standard">
      <style:paragraph-properties fo:margin-top="0cm" fo:margin-bottom="0cm" fo:line-height="100%"/>
      <style:text-properties fo:font-size="8pt" fo:language="en" fo:country="GB" fo:font-weight="bold" style:font-name-asian="Times New Roman1" style:font-size-asian="8pt" style:font-weight-asian="bold" style:font-name-complex="Calibri" style:font-size-complex="8pt"/>
    </style:style>
    <style:style style:name="P15" style:family="paragraph" style:parent-style-name="Standard">
      <style:paragraph-properties fo:margin-top="0cm" fo:margin-bottom="0cm" fo:line-height="100%" fo:text-align="center" style:justify-single-word="false">
        <style:tab-stops>
          <style:tab-stop style:position="7.325cm" style:type="center"/>
          <style:tab-stop style:position="14.651cm" style:type="right"/>
        </style:tab-stops>
      </style:paragraph-properties>
      <style:text-properties fo:font-size="8pt" fo:language="en" fo:country="GB" fo:font-weight="bold" style:font-name-asian="Times New Roman1" style:font-size-asian="8pt" style:font-weight-asian="bold" style:font-name-complex="Calibri" style:font-size-complex="8pt"/>
    </style:style>
    <style:style style:name="P16" style:family="paragraph" style:parent-style-name="Standard">
      <style:paragraph-properties fo:margin-top="0cm" fo:margin-bottom="0cm" fo:line-height="100%" fo:text-align="center" style:justify-single-word="false">
        <style:tab-stops>
          <style:tab-stop style:position="7.325cm" style:type="center"/>
          <style:tab-stop style:position="14.651cm" style:type="right"/>
        </style:tab-stops>
      </style:paragraph-properties>
      <style:text-properties fo:font-size="8pt" fo:language="en" fo:country="GB" fo:font-weight="bold" style:font-name-asian="Times New Roman1" style:font-size-asian="8pt" style:font-weight-asian="bold" style:font-name-complex="Calibri" style:font-size-complex="8pt"/>
    </style:style>
    <style:style style:name="P17" style:family="paragraph" style:parent-style-name="Standard">
      <style:paragraph-properties fo:margin-top="0cm" fo:margin-bottom="0cm" fo:line-height="100%">
        <style:tab-stops>
          <style:tab-stop style:position="7.325cm" style:type="center"/>
          <style:tab-stop style:position="14.651cm" style:type="right"/>
        </style:tab-stops>
      </style:paragraph-properties>
      <style:text-properties fo:font-size="8pt" fo:language="en" fo:country="GB" style:font-name-asian="Calibri" style:font-size-asian="8pt" style:font-name-complex="Calibri" style:font-size-complex="8pt"/>
    </style:style>
    <style:style style:name="P18" style:family="paragraph" style:parent-style-name="Standard">
      <style:paragraph-properties fo:margin-top="0cm" fo:margin-bottom="0cm" fo:line-height="100%">
        <style:tab-stops>
          <style:tab-stop style:position="7.325cm" style:type="center"/>
          <style:tab-stop style:position="14.651cm" style:type="right"/>
        </style:tab-stops>
      </style:paragraph-properties>
      <style:text-properties fo:font-size="8pt" fo:language="en" fo:country="GB" style:font-name-asian="Calibri" style:font-size-asian="8pt" style:font-name-complex="Calibri" style:font-size-complex="8pt"/>
    </style:style>
    <style:style style:name="P19" style:family="paragraph" style:parent-style-name="Standard">
      <style:paragraph-properties fo:margin-top="0cm" fo:margin-bottom="0cm" fo:line-height="100%"/>
      <style:text-properties fo:font-size="8pt" style:font-size-asian="8pt" style:font-size-complex="8pt"/>
    </style:style>
    <style:style style:name="P20" style:family="paragraph" style:parent-style-name="Standard">
      <style:paragraph-properties fo:margin-top="0cm" fo:margin-bottom="0cm" fo:line-height="100%"/>
    </style:style>
    <style:style style:name="P21" style:family="paragraph" style:parent-style-name="Standard">
      <style:paragraph-properties fo:margin-top="0cm" fo:margin-bottom="0cm" fo:line-height="100%" fo:text-align="center" style:justify-single-word="false">
        <style:tab-stops>
          <style:tab-stop style:position="7.325cm" style:type="center"/>
          <style:tab-stop style:position="14.651cm" style:type="right"/>
        </style:tab-stops>
      </style:paragraph-properties>
    </style:style>
    <style:style style:name="P22" style:family="paragraph" style:parent-style-name="Standard">
      <style:paragraph-properties fo:margin-top="0cm" fo:margin-bottom="0cm" fo:line-height="100%" fo:text-align="center" style:justify-single-word="false">
        <style:tab-stops>
          <style:tab-stop style:position="7.325cm" style:type="center"/>
          <style:tab-stop style:position="14.651cm" style:type="right"/>
        </style:tab-stops>
      </style:paragraph-properties>
    </style:style>
    <style:style style:name="P23" style:family="paragraph" style:parent-style-name="Standard">
      <style:paragraph-properties fo:margin-top="0cm" fo:margin-bottom="0cm" fo:line-height="100%">
        <style:tab-stops>
          <style:tab-stop style:position="7.325cm" style:type="center"/>
          <style:tab-stop style:position="14.651cm" style:type="right"/>
        </style:tab-stops>
      </style:paragraph-properties>
    </style:style>
    <style:style style:name="P24" style:family="paragraph" style:parent-style-name="Standard">
      <style:paragraph-properties fo:margin-top="0cm" fo:margin-bottom="0cm" fo:line-height="100%">
        <style:tab-stops>
          <style:tab-stop style:position="7.325cm" style:type="center"/>
          <style:tab-stop style:position="14.651cm" style:type="right"/>
        </style:tab-stops>
      </style:paragraph-properties>
    </style:style>
    <style:style style:name="P25" style:family="paragraph" style:parent-style-name="Standard">
      <style:paragraph-properties fo:margin-top="0cm" fo:margin-bottom="0cm" fo:line-height="100%"/>
      <style:text-properties fo:font-size="10pt" style:font-name-asian="Times New Roman1" style:font-size-asian="10pt" style:font-name-complex="Calibri" style:font-size-complex="10pt"/>
    </style:style>
    <style:style style:name="P26" style:family="paragraph" style:parent-style-name="Standard">
      <style:paragraph-properties fo:margin-top="0cm" fo:margin-bottom="0cm" fo:line-height="100%" fo:text-align="center" style:justify-single-word="false"/>
      <style:text-properties style:font-name="Century" fo:font-size="8pt" fo:language="en" fo:country="GB" fo:font-weight="bold" style:font-name-asian="Times New Roman1" style:font-size-asian="8pt" style:font-weight-asian="bold" style:font-name-complex="Calibri" style:font-size-complex="8pt" style:font-weight-complex="bold"/>
    </style:style>
    <style:style style:name="P27" style:family="paragraph" style:parent-style-name="Standard">
      <style:paragraph-properties fo:margin-top="0cm" fo:margin-bottom="0cm" fo:line-height="100%" fo:text-align="center" style:justify-single-word="false"/>
      <style:text-properties style:font-name="Century" fo:font-size="12pt" fo:font-weight="bold" style:font-size-asian="12pt" style:font-weight-asian="bold" style:font-size-complex="12pt" style:font-weight-complex="bold"/>
    </style:style>
    <style:style style:name="P28" style:family="paragraph" style:parent-style-name="Standard">
      <style:paragraph-properties fo:margin-top="0cm" fo:margin-bottom="0cm" fo:line-height="100%" fo:text-align="start" style:justify-single-word="false"/>
      <style:text-properties style:font-name="Century" fo:font-size="10pt" fo:font-weight="normal" style:font-size-asian="10pt" style:font-weight-asian="normal" style:font-size-complex="10pt" style:font-weight-complex="normal"/>
    </style:style>
    <style:style style:name="P29" style:family="paragraph" style:parent-style-name="Footer">
      <style:paragraph-properties fo:text-align="center" style:justify-single-word="false"/>
      <style:text-properties fo:font-size="10pt" style:font-size-asian="10pt" style:font-size-complex="10pt"/>
    </style:style>
    <style:style style:name="T1" style:family="text">
      <style:text-properties fo:font-size="8pt" style:font-size-asian="8pt" style:font-size-complex="8pt"/>
    </style:style>
    <style:style style:name="T2" style:family="text">
      <style:text-properties fo:font-size="8pt" fo:language="en" fo:country="GB" style:font-name-asian="Times New Roman1" style:font-size-asian="8pt" style:font-name-complex="Calibri" style:font-size-complex="8pt"/>
    </style:style>
    <style:style style:name="T3" style:family="text">
      <style:text-properties fo:font-size="8pt" fo:language="en" fo:country="GB" style:text-underline-style="solid" style:text-underline-width="auto" style:text-underline-color="font-color" style:font-name-asian="Times New Roman1" style:font-size-asian="8pt" style:font-name-complex="Calibri" style:font-size-complex="8pt"/>
    </style:style>
    <style:style style:name="T4" style:family="text">
      <style:text-properties fo:font-size="8pt" fo:language="en" fo:country="GB" style:text-underline-style="solid" style:text-underline-width="auto" style:text-underline-color="font-color" fo:font-weight="bold" style:font-name-asian="Times New Roman1" style:font-size-asian="8pt" style:font-weight-asian="bold" style:font-name-complex="Calibri" style:font-size-complex="8pt"/>
    </style:style>
    <style:style style:name="T5" style:family="text">
      <style:text-properties fo:font-size="8pt" fo:language="en" fo:country="GB" style:text-underline-style="solid" style:text-underline-width="auto" style:text-underline-color="font-color" style:font-size-asian="8pt" style:font-size-complex="8pt"/>
    </style:style>
    <style:style style:name="T6" style:family="text">
      <style:text-properties fo:font-size="8pt" fo:language="en" fo:country="GB" fo:font-weight="bold" style:font-name-asian="Times New Roman1" style:font-size-asian="8pt" style:font-weight-asian="bold" style:font-name-complex="Calibri" style:font-size-complex="8pt"/>
    </style:style>
    <style:style style:name="T7" style:family="text">
      <style:text-properties fo:font-size="8pt" fo:language="en" fo:country="GB" fo:font-weight="bold" style:font-name-asian="Calibri" style:font-size-asian="8pt" style:font-weight-asian="bold" style:font-name-complex="Calibri" style:font-size-complex="8pt"/>
    </style:style>
    <style:style style:name="T8" style:family="text">
      <style:text-properties fo:font-size="8pt" fo:language="en" fo:country="GB" style:font-name-asian="Calibri" style:font-size-asian="8pt" style:font-name-complex="Calibri" style:font-size-complex="8pt"/>
    </style:style>
    <style:style style:name="T9" style:family="text">
      <style:text-properties fo:font-size="8pt" fo:language="en" fo:country="GB" style:text-underline-style="none" style:font-name-asian="Times New Roman1" style:font-size-asian="8pt" style:font-name-complex="Calibri" style:font-size-complex="8pt"/>
    </style:style>
    <style:style style:name="T10" style:family="text">
      <style:text-properties fo:font-size="8pt" fo:language="en" fo:country="GB" style:font-size-asian="8pt" style:font-size-complex="8pt"/>
    </style:style>
    <style:style style:name="T11" style:family="text">
      <style:text-properties fo:font-size="9pt" fo:language="en" fo:country="GB" style:font-name-asian="Times New Roman1" style:font-size-asian="9pt" style:font-name-complex="Calibri" style:font-size-complex="8pt"/>
    </style:style>
    <style:style style:name="T12" style:family="text">
      <style:text-properties fo:font-size="10pt" style:font-name-asian="Times New Roman1" style:font-size-asian="10pt" style:font-name-complex="Calibri" style:font-size-complex="10pt"/>
    </style:style>
    <style:style style:name="T13" style:family="text">
      <style:text-properties style:font-name="Wingdings" fo:font-size="8pt" fo:language="en" fo:country="GB" style:font-name-asian="Times New Roman1" style:font-size-asian="8pt" style:font-name-complex="Calibri" style:font-size-complex="8pt"/>
    </style:style>
    <style:style style:name="T14" style:family="text">
      <style:text-properties style:text-underline-style="solid" style:text-underline-width="auto" style:text-underline-color="font-color"/>
    </style:style>
    <style:style style:name="T15" style:family="text">
      <style:text-properties style:font-name="Century" fo:font-size="12pt" fo:language="en" fo:country="GB" fo:font-weight="normal" style:font-name-asian="Times New Roman1" style:font-size-asian="12pt" style:font-weight-asian="normal" style:font-name-complex="Calibri" style:font-size-complex="12pt" style:font-weight-complex="normal"/>
    </style:style>
    <style:style style:name="T16" style:family="text">
      <style:text-properties fo:language="en" fo:country="G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stCam (Pty) <text:s/>Ltd</text:p>
      <text:p text:style-name="P2">Co. Registration No 2009/017751/07</text:p>
      <text:p text:style-name="P2">36 Forbes Rd Blairgowrie, Randburg</text:p>
      <text:p text:style-name="P2">Gauteng, South Africa,2195</text:p>
      <text:p text:style-name="P2">083 678 2601</text:p>
      <text:p text:style-name="P3"><text:span text:style-name="T2">To Whom it May Concern: </text:span></text:p>
      <text:p text:style-name="P10"/>
      <text:p text:style-name="P3"><text:span text:style-name="T2">We, </text:span><text:span text:style-name="T3"><text:s/>WestCam (Pty) Ltd</text:span></text:p>
      <text:p text:style-name="P3"><text:span text:style-name="T3"/></text:p>
      <text:p text:style-name="P20"><text:span text:style-name="T2">Hereby authorise Crabtree South Africa (Pty) Ltd (a Division of Siemens) to make payments on their account with us by Electronic Funds Transfer directly into our bank account. The details of which we warrant are correct. We certify that funds paid into the bank account are our benefit and indemnify Crabtree South Africa (Pty) Ltd (a Division of Siemens) against any loss if it can be proven that the funds were paid into this account.</text:span></text:p>
      <text:p text:style-name="P20"><text:span text:style-name="T2">All queries in this regards should be directed to Accounts Payable at: Tel +27 11 874 7600 / </text:span><text:span text:style-name="T3">accounts@crabtree.co.za</text:span></text:p>
      <text:p text:style-name="P13"/>
      <text:p text:style-name="P20"><text:span text:style-name="T3">Full</text:span><text:span text:style-name="T2"> Bank account name <text:s text:c="3"/></text:span><text:span text:style-name="T3">FNB Gold Business Account</text:span></text:p>
      <text:p text:style-name="P10"/>
      <text:p text:style-name="P20"><text:span text:style-name="T6">Beneficiaries Banker:</text:span></text:p>
      <text:p text:style-name="P14"/>
      <text:p text:style-name="P20"><text:span text:style-name="T2">Bank: </text:span><text:span text:style-name="T3">FNB</text:span><text:span text:style-name="T2"> <text:s/><text:tab/>Account number: </text:span><text:span text:style-name="T3">62936406249</text:span><text:span text:style-name="T2"> <text:s text:c="3"/><text:tab/>Branch: </text:span></text:p>
      <text:p text:style-name="P10"/>
      <text:p text:style-name="P20"><text:span text:style-name="T2">Branch Code: </text:span><text:span text:style-name="T3">250655<text:tab/></text:span><text:span text:style-name="T9"><text:tab/></text:span><text:span text:style-name="T2"> IBAN Number: (if applicable)_____________________ <text:s/>Swift Code: ________________________</text:span></text:p>
      <text:p text:style-name="P10"/>
      <text:p text:style-name="P20"><text:span text:style-name="T2">Bank Branch national clearing code: (not required for EU payments) <text:s/>_________________________________________________________</text:span></text:p>
      <text:p text:style-name="P10"/>
      <text:p text:style-name="P28"><text:span text:style-name="T3">Street Address of Banker: <text:s/>____________________________________________________________________________________________</text:span></text:p>
      <text:p text:style-name="P3"><text:span text:style-name="T3"/></text:p>
      <text:p text:style-name="P3"><text:span text:style-name="T3"/></text:p>
      <text:p text:style-name="P2"/>
      <text:p text:style-name="P9"><text:span text:style-name="T2">To Whom it May Concern: </text:span></text:p>
      <text:p text:style-name="P2"/>
      <text:p text:style-name="P8"><text:span text:style-name="T2">To Whom it May Concern: </text:span></text:p>
      <text:p text:style-name="P10"/>
      <text:p text:style-name="P20"><text:span text:style-name="T2">We, (Full name of Company) WestCam (Pty) Ltd</text:span></text:p>
      <text:p text:style-name="P20"><text:span text:style-name="T2"/></text:p>
      <text:p text:style-name="P20"><text:span text:style-name="T2">Hereby authorise Crabtree South Africa (Pty) Ltd (a Division of Siemens) to make payments on their account with us by Electronic Funds Transfer directly into our bank account. The details of which we warrant are correct. We certify that funds paid into the bank account are our benefit and indemnify Crabtree South Africa (Pty) Ltd (a Division of Siemens) against any loss if it can be proven that the funds were paid into this account.</text:span></text:p>
      <text:p text:style-name="P20"><text:span text:style-name="T2">All queries in this regards should be directed to Accounts Payable at: Tel +27 11 874 7600 / </text:span><text:span text:style-name="T3">accounts@crabtree.co.za</text:span></text:p>
      <text:p text:style-name="P13"/>
      <text:p text:style-name="P20"><text:span text:style-name="T3">Full</text:span><text:span text:style-name="T2"> Bank account name <text:s text:c="3"/></text:span><text:span text:style-name="T3">FNB Gold Business Account</text:span></text:p>
      <text:p text:style-name="P10"/>
      <text:p text:style-name="P20"><text:span text:style-name="T6">Beneficiaries Banker:</text:span></text:p>
      <text:p text:style-name="P14"/>
      <text:p text:style-name="P20"><text:span text:style-name="T2">Bank: </text:span><text:span text:style-name="T3">FNB</text:span><text:span text:style-name="T2"> <text:s/><text:tab/>Account number: </text:span><text:span text:style-name="T3">62936406249</text:span><text:span text:style-name="T2"> <text:s text:c="3"/><text:tab/>Branch: </text:span></text:p>
      <text:p text:style-name="P10"/>
      <text:p text:style-name="P20"><text:span text:style-name="T2">Branch Code: </text:span><text:span text:style-name="T3">250655<text:tab/></text:span><text:span text:style-name="T9"><text:tab/></text:span><text:span text:style-name="T2"> IBAN Number: (if applicable)_____________________ <text:s/>Swift Code: ________________________</text:span></text:p>
      <text:p text:style-name="P10"/>
      <text:p text:style-name="P20"><text:span text:style-name="T2">Bank Branch national clearing code: (not required for EU payments) <text:s/>_________________________________________________________</text:span></text:p>
      <text:p text:style-name="P10"/>
      <text:p text:style-name="P20"><text:span text:style-name="T2">Street Address of Banker: <text:s/>____________________________________________________________________________________________<text:line-break/></text:span></text:p>
      <text:p text:style-name="P20"><text:span text:style-name="T6">Intermediary Banker: (only required when Beneficiaries Banker is not a direct participant in a payment system) </text:span></text:p>
      <text:p text:style-name="P20"><text:span text:style-name="T2"><text:tab/></text:span><text:span text:style-name="T4">Please see Page 2 for information required </text:span></text:p>
      <text:p text:style-name="P20"><text:span text:style-name="T2">Registered Company Address:<text:tab/> </text:span><text:span text:style-name="T3">36 Forbes Rd, Blairgowrie, Randburg, Gauteng, South Africa</text:span><text:span text:style-name="T2"> </text:span></text:p>
      <text:p text:style-name="P10"/>
      <text:p text:style-name="P20"><text:span text:style-name="T2">Company Registration Number: <text:s/></text:span><text:span text:style-name="T3"><text:s/></text:span><text:span text:style-name="T5">2009/017751/07</text:span></text:p>
      <text:p text:style-name="P10"/>
      <text:p text:style-name="P20"><text:span text:style-name="T2">Expected Payments terms: </text:span><text:span text:style-name="T3">COD</text:span><text:span text:style-name="T2"><text:tab/><text:tab/>Currency in which you wish to trade: </text:span><text:span text:style-name="T3">ZAR</text:span></text:p>
      <text:p text:style-name="P10"/>
      <text:p text:style-name="P20"><text:span text:style-name="T2">Expected Inco terms: __________________________________ <text:s text:c="3"/>VAT Number (if applicable) _____________________________________</text:span></text:p>
      <text:p text:style-name="P10"/>
      <text:p text:style-name="P20"><text:span text:style-name="T2">Telephone Number: </text:span><text:span text:style-name="T3">083 678 2601</text:span><text:span text:style-name="T2"><text:tab/> <text:s/>Fax Number: _______________________________________________</text:span></text:p>
      <text:p text:style-name="P10"/>
      <text:p text:style-name="P20"><text:span text:style-name="T4">Email Addresses:</text:span></text:p>
      <text:p text:style-name="P20"><text:span text:style-name="T2">Remittance </text:span><text:bookmark text:name="Bookmark21"/><text:span text:style-name="T2"><text:s/></text:span><text:span text:style-name="T3">mikewestwood@gmail.com</text:span></text:p>
      <text:p text:style-name="P10"/>
      <text:p text:style-name="P20"><text:span text:style-name="T6">Intermediary Banker: (only required when Beneficiaries Banker is not a direct participant in a payment system) </text:span></text:p>
      <text:p text:style-name="P20"><text:span text:style-name="T2"><text:tab/></text:span><text:span text:style-name="T4">Please see Page 2 for information required </text:span></text:p>
      <text:p text:style-name="P20"><text:span text:style-name="T2">Registered Company Address:<text:tab/> </text:span><text:span text:style-name="T3">36 Forbes Rd, Blairgowrie, Randburg, Gauteng, South Africa</text:span><text:span text:style-name="T2"> </text:span></text:p>
      <text:p text:style-name="P10"/>
      <text:p text:style-name="P20"><text:span text:style-name="T2">Company Registration Number: <text:s/></text:span><text:span text:style-name="T3"><text:s/></text:span><text:span text:style-name="T5">2009/017751/07</text:span></text:p>
      <text:p text:style-name="P10"/>
      <text:p text:style-name="P20"><text:span text:style-name="T2">Expected Payments terms: </text:span><text:span text:style-name="T3">COD</text:span><text:span text:style-name="T2"><text:tab/><text:tab/>Currency in which you wish to trade: </text:span><text:span text:style-name="T3">ZAR</text:span></text:p>
      <text:p text:style-name="P10"/>
      <text:p text:style-name="P20"><text:span text:style-name="T2">Expected Inco terms: __________________________________ <text:s text:c="3"/>VAT Number (if applicable) _____________________________________</text:span></text:p>
      <text:p text:style-name="P10"/>
      <text:p text:style-name="P20"><text:span text:style-name="T2">Telephone Number: </text:span><text:span text:style-name="T3">083 678 2601</text:span><text:span text:style-name="T2"><text:tab/> <text:s/>Fax Number: _______________________________________________</text:span></text:p>
      <text:p text:style-name="P10"/>
      <text:p text:style-name="P20"><text:span text:style-name="T4">Email Addresses:</text:span></text:p>
      <text:p text:style-name="P20"><text:span text:style-name="T2">Remittance </text:span><text:bookmark text:name="Bookmark211"/><text:span text:style-name="T2"><text:s/></text:span><text:span text:style-name="T3">mikewestwood@gmail.com</text:span></text:p>
      <text:p text:style-name="P10"/>
      <text:p text:style-name="P27"><text:span text:style-name="T11"/></text:p>
      <text:section text:style-name="Sect1" text:name="Section1">
        <text:p text:style-name="P8"><text:span text:style-name="T2">To Whom it May Concern: </text:span></text:p>
        <text:p text:style-name="P10"/>
        <text:p text:style-name="P20"><text:span text:style-name="T2">We, <text:s/></text:span><text:span text:style-name="T3">WestCam (Pty) Ltd</text:span></text:p>
        <text:p text:style-name="P20"><text:span text:style-name="T2"/></text:p>
        <text:p text:style-name="P20"><text:span text:style-name="T2">Hereby authorise Crabtree South Africa (Pty) Ltd (a Division of Siemens) to make payments on their account with us by Electronic Funds Transfer directly into our bank account. The details of which we warrant are correct. We certify that funds paid into the bank account are our benefit and indemnify Crabtree South Africa (Pty) Ltd (a Division of Siemens) against any loss if it can be proven that the funds were paid into this account.</text:span></text:p>
        <text:p text:style-name="P20"><text:span text:style-name="T2">All queries in this regards should be directed to Accounts Payable at: Tel +27 11 874 7600 / </text:span><text:span text:style-name="T3">accounts@crabtree.co.za</text:span></text:p>
        <text:p text:style-name="P13"/>
        <text:p text:style-name="P20"><text:span text:style-name="T3">Full</text:span><text:span text:style-name="T2"> Bank account name <text:s text:c="3"/></text:span><text:span text:style-name="T3">FNB Gold Business Account</text:span></text:p>
        <text:p text:style-name="P10"/>
        <text:p text:style-name="P20"><text:span text:style-name="T6">Beneficiaries Banker:</text:span></text:p>
        <text:p text:style-name="P14"/>
        <text:p text:style-name="P20"><text:span text:style-name="T2">Bank: </text:span><text:span text:style-name="T3">FNB</text:span><text:span text:style-name="T2"> <text:s/><text:tab/>Account number: </text:span><text:span text:style-name="T3">62936406249</text:span><text:span text:style-name="T2"> <text:s text:c="3"/><text:tab/>Branch: </text:span></text:p>
        <text:p text:style-name="P10"/>
        <text:p text:style-name="P20"><text:span text:style-name="T2">Branch Code: </text:span><text:span text:style-name="T3">250655<text:tab/></text:span><text:span text:style-name="T9"><text:tab/></text:span><text:span text:style-name="T2"> IBAN Number: (if applicable)_____________________ <text:s/>Swift Code: ________________________</text:span></text:p>
        <text:p text:style-name="P10"/>
        <text:p text:style-name="P20"><text:span text:style-name="T2">Bank Branch national clearing code: (not required for EU payments) <text:s/>_________________________________________________________</text:span></text:p>
        <text:p text:style-name="P10"/>
        <text:p text:style-name="P20"><text:span text:style-name="T2">Street Address of Banker: <text:s/>____________________________________________________________________________________________<text:line-break/></text:span></text:p>
        <text:p text:style-name="P20"><text:span text:style-name="T6">Intermediary Banker: (only required when Beneficiaries Banker is not a direct participant in a payment system) </text:span></text:p>
        <text:p text:style-name="P20"><text:span text:style-name="T2"><text:tab/></text:span><text:span text:style-name="T4">Please see Page 2 for information required </text:span></text:p>
        <text:p text:style-name="P20"><text:span text:style-name="T2">Registered Company Address:<text:tab/> </text:span><text:span text:style-name="T3">36 Forbes Rd, Blairgowrie, Randburg, Gauteng, South Africa</text:span><text:span text:style-name="T2"> </text:span></text:p>
        <text:p text:style-name="P10"/>
        <text:p text:style-name="P20"><text:span text:style-name="T2">Company Registration Number: <text:s/></text:span><text:span text:style-name="T3"><text:s/></text:span><text:span text:style-name="T5">2009/017751/07</text:span></text:p>
        <text:p text:style-name="P10"/>
        <text:p text:style-name="P20"><text:span text:style-name="T2">Expected Payments terms: </text:span><text:span text:style-name="T3">COD</text:span><text:span text:style-name="T2"><text:tab/><text:tab/>Currency in which you wish to trade: </text:span><text:span text:style-name="T3">ZAR</text:span></text:p>
        <text:p text:style-name="P10"/>
        <text:p text:style-name="P20"><text:span text:style-name="T2">Expected Inco terms: __________________________________ <text:s text:c="3"/>VAT Number (if applicable) _____________________________________</text:span></text:p>
        <text:p text:style-name="P10"/>
        <text:p text:style-name="P20"><text:span text:style-name="T2">Telephone Number: </text:span><text:span text:style-name="T3">083 678 2601</text:span><text:span text:style-name="T2"><text:tab/> <text:s/>Fax Number: _______________________________________________</text:span></text:p>
        <text:p text:style-name="P10"/>
        <text:p text:style-name="P20"><text:span text:style-name="T4">Email Addresses:</text:span></text:p>
        <text:p text:style-name="P20"><text:span text:style-name="T2">Remittance </text:span><text:bookmark text:name="Bookmark22"/><text:span text:style-name="T2"><text:s/></text:span><text:span text:style-name="T3">mikewestwood@gmail.com</text:span></text:p>
        <text:p text:style-name="P10"/>
        <text:p text:style-name="P20"><text:span text:style-name="T11">Documents required:</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text:span text:style-name="T12">Confirmation of Bank Account ( no older than 3 months ) </text:span></text:p>
            </table:table-cell>
            <table:table-cell table:style-name="Table5.A1" office:value-type="string">
              <text:p text:style-name="P20"><text:span text:style-name="T12"> </text:span></text:p>
            </table:table-cell>
            <table:table-cell table:style-name="Table5.A1" office:value-type="string">
              <text:p text:style-name="P20"><text:span text:style-name="T12">Letter of good standing BBBEE (SA Company’s only)</text:span></text:p>
            </table:table-cell>
          </table:table-row>
          <table:table-row table:style-name="Table5.2">
            <table:table-cell table:style-name="Table5.A1" office:value-type="string">
              <text:p text:style-name="P20"><text:span text:style-name="T12">Signed COC and DR declaration</text:span></text:p>
            </table:table-cell>
            <table:table-cell table:style-name="Table5.A1" office:value-type="string">
              <text:p text:style-name="P20"><text:span text:style-name="T12"> </text:span></text:p>
            </table:table-cell>
            <table:table-cell table:style-name="Table5.A1" office:value-type="string">
              <text:p text:style-name="P20"><text:span text:style-name="T12">BBBEE (SA Company’s only)</text:span></text:p>
            </table:table-cell>
          </table:table-row>
          <table:table-row table:style-name="Table5.3">
            <table:table-cell table:style-name="Table5.A1" office:value-type="string">
              <text:p text:style-name="P20"><text:span text:style-name="T12">Compliance to RoSH and Reach legislation </text:span></text:p>
            </table:table-cell>
            <table:table-cell table:style-name="Table5.A1" office:value-type="string">
              <text:p text:style-name="P20"><text:span text:style-name="T12"> </text:span></text:p>
            </table:table-cell>
            <table:table-cell table:style-name="Table5.A1" office:value-type="string">
              <text:p text:style-name="P20"><text:span text:style-name="T12">ISO Certificate </text:span></text:p>
            </table:table-cell>
          </table:table-row>
          <table:table-row table:style-name="Table5.1">
            <table:table-cell table:style-name="Table5.A1" office:value-type="string">
              <text:p text:style-name="P20"><text:span text:style-name="T12">Safety file and Signed 37.2 ( Only required is work is being done on site)</text:span></text:p>
              <text:p text:style-name="P25"/>
            </table:table-cell>
            <table:table-cell table:style-name="Table5.A1" office:value-type="string">
              <text:p text:style-name="P20"><text:span text:style-name="T12"> </text:span></text:p>
            </table:table-cell>
            <table:table-cell table:style-name="Table5.A1" office:value-type="string">
              <text:p text:style-name="P20"><text:span text:style-name="T12">Company registration certificate</text:span></text:p>
            </table:table-cell>
          </table:table-row>
        </table:table>
        <text:p text:style-name="P10"/>
        <text:p text:style-name="P20"><text:span text:style-name="T2">Signed for and on behalf of the above company</text:span></text:p>
        <text:p text:style-name="P10"/>
        <text:p text:style-name="P10"/>
        <text:p text:style-name="P20"><text:span text:style-name="T2">_______________________________<text:tab/><text:tab/>______________________________ <text:tab/><text:tab/>_________________ </text:span></text:p>
        <text:p text:style-name="P20"><text:span text:style-name="T2">Name <text:s text:c="23"/><text:tab/><text:tab/><text:tab/><text:tab/>Signature<text:tab/><text:tab/><text:tab/><text:tab/><text:tab/>Date </text:span></text:p>
        <text:p text:style-name="P10"/>
        <table:table table:name="Table6" table:style-name="Table6">
          <table:table-column table:style-name="Table6.A"/>
          <table:table-row table:style-name="Table6.1">
            <table:table-cell table:style-name="Table6.A1" office:value-type="string">
              <text:p text:style-name="P21"><text:bookmark text:name="Bookmark111"/><text:span text:style-name="T6">For </text:span><text:span text:style-name="T7">Office </text:span><text:span text:style-name="T6">Use</text:span></text:p>
              <text:p text:style-name="P15"/>
              <text:p text:style-name="P23"><text:span text:style-name="T2">Requested by: <text:s/>_________________________________ <text:s/>Department:_________________________________________</text:span></text:p>
              <text:p text:style-name="P23"><text:span text:style-name="T2"><text:line-break/>Stamped Bank Letter </text:span><text:span text:style-name="T13"></text:span><text:span text:style-name="T6"> </text:span><text:span text:style-name="T2"><text:s text:c="3"/>BBBEE Certificate </text:span><text:span text:style-name="T13"></text:span><text:span text:style-name="T2"> <text:s text:c="6"/>Code of Conduct </text:span><text:span text:style-name="T13"></text:span><text:span text:style-name="T2"> <text:s text:c="3"/>Letter of Good standing </text:span><text:span text:style-name="T13"></text:span><text:span text:style-name="T2"> <text:s text:c="7"/>Damex </text:span><text:span text:style-name="T13"></text:span><text:span text:style-name="T2"> <text:s text:c="8"/><text:line-break/>Contractor <text:s/></text:span><text:span text:style-name="T13"></text:span><text:span text:style-name="T2"> <text:s text:c="3"/>37.2 </text:span><text:span text:style-name="T13"></text:span><text:span text:style-name="T2"> <text:s text:c="4"/>Safety File Required <text:s/></text:span><text:span text:style-name="T13"></text:span></text:p>
              <text:p text:style-name="P11"/>
              <text:p text:style-name="P23"><text:span text:style-name="T8">Authorised to load Vendor: <text:s/>_________________________________ Procurement Manager / GM Ops <text:s text:c="5"/>Date ________________________</text:span></text:p>
              <text:p text:style-name="P17"/>
              <text:p text:style-name="P23"><text:span text:style-name="T2">Bank Account Confirmed with: _____________________________________ <text:s text:c="3"/>Finance Manager / CEO <text:s text:c="5"/></text:span><text:span text:style-name="T8">Date ________________________</text:span></text:p>
              <text:p text:style-name="P17"/>
            </table:table-cell>
          </table:table-row>
        </table:table>
        <text:p text:style-name="P5"/>
        <text:p text:style-name="P5"/>
        <text:p text:style-name="P26"/>
      </text:section>
      <text:p text:style-name="P8"><text:span text:style-name="T2">To Whom it May Concern: </text:span></text:p>
      <text:p text:style-name="P10"/>
      <text:p text:style-name="P20"><text:span text:style-name="T2">We, (Full name of Company) WestCam (Pty) Ltd</text:span></text:p>
      <text:p text:style-name="P20"><text:span text:style-name="T2"/></text:p>
      <text:p text:style-name="P20"><text:span text:style-name="T2">Hereby authorise Crabtree South Africa (Pty) Ltd (a Division of Siemens) to make payments on their account with us by Electronic Funds Transfer directly into our bank account. The details of which we warrant are correct. We certify that funds paid into the bank account are our benefit and indemnify Crabtree South Africa (Pty) Ltd (a Division of Siemens) against any loss if it can be proven that the funds were paid into this account.</text:span></text:p>
      <text:p text:style-name="P20"><text:span text:style-name="T2">All queries in this regards should be directed to Accounts Payable at: Tel +27 11 874 7600 / </text:span><text:span text:style-name="T3">accounts@crabtree.co.za</text:span></text:p>
      <text:p text:style-name="P13"/>
      <text:p text:style-name="P20"><text:span text:style-name="T3">Full</text:span><text:span text:style-name="T2"> Bank account name <text:s text:c="3"/></text:span><text:span text:style-name="T3">FNB Gold Business Account</text:span></text:p>
      <text:p text:style-name="P10"/>
      <text:p text:style-name="P20"><text:span text:style-name="T6">Beneficiaries Banker:</text:span></text:p>
      <text:p text:style-name="P14"/>
      <text:p text:style-name="P20"><text:span text:style-name="T2">Bank: </text:span><text:span text:style-name="T3">FNB</text:span><text:span text:style-name="T2"> <text:s/><text:tab/>Account number: </text:span><text:span text:style-name="T3">62936406249</text:span><text:span text:style-name="T2"> <text:s text:c="3"/><text:tab/>Branch: </text:span></text:p>
      <text:p text:style-name="P10"/>
      <text:p text:style-name="P20"><text:span text:style-name="T2">Branch Code: </text:span><text:span text:style-name="T3">250655<text:tab/></text:span><text:span text:style-name="T9"><text:tab/></text:span><text:span text:style-name="T2"> IBAN Number: (if applicable)_____________________ <text:s/>Swift Code: ________________________</text:span></text:p>
      <text:p text:style-name="P10"/>
      <text:p text:style-name="P20"><text:span text:style-name="T2">Bank Branch national clearing code: (not required for EU payments) <text:s/>_________________________________________________________</text:span></text:p>
      <text:p text:style-name="P10"/>
      <text:p text:style-name="P20"><text:span text:style-name="T2">Street Address of Banker: <text:s/>____________________________________________________________________________________________<text:line-break/></text:span></text:p>
      <text:p text:style-name="P20"><text:span text:style-name="T6">Intermediary Banker: (only required when Beneficiaries Banker is not a direct participant in a payment system) </text:span></text:p>
      <text:p text:style-name="P20"><text:span text:style-name="T2"><text:tab/></text:span><text:span text:style-name="T4">Please see Page 2 for information required </text:span></text:p>
      <text:p text:style-name="P20"><text:span text:style-name="T2">Registered Company Address:<text:tab/> </text:span><text:span text:style-name="T3">36 Forbes Rd, Blairgowrie, Randburg, Gauteng, South Africa</text:span><text:span text:style-name="T2"> </text:span></text:p>
      <text:p text:style-name="P10"/>
      <text:p text:style-name="P20"><text:span text:style-name="T2">Company Registration Number: <text:s/></text:span><text:span text:style-name="T3"><text:s/></text:span><text:span text:style-name="T5">2009/017751/07</text:span></text:p>
      <text:p text:style-name="P10"/>
      <text:p text:style-name="P20"><text:span text:style-name="T2">Expected Payments terms: </text:span><text:span text:style-name="T3">COD</text:span><text:span text:style-name="T2"><text:tab/><text:tab/>Currency in which you wish to trade: </text:span><text:span text:style-name="T3">ZAR</text:span></text:p>
      <text:p text:style-name="P10"/>
      <text:p text:style-name="P20"><text:span text:style-name="T2">Expected Inco terms: __________________________________ <text:s text:c="3"/>VAT Number (if applicable) _____________________________________</text:span></text:p>
      <text:p text:style-name="P10"/>
      <text:p text:style-name="P20"><text:span text:style-name="T2">Telephone Number: </text:span><text:span text:style-name="T3">083 678 2601</text:span><text:span text:style-name="T2"><text:tab/> <text:s/>Fax Number: _______________________________________________</text:span></text:p>
      <text:p text:style-name="P10"/>
      <text:p text:style-name="P20"><text:span text:style-name="T4">Email Addresses:</text:span></text:p>
      <text:p text:style-name="P10">Remittance <text:bookmark text:name="Bookmark3"/><text:s/><text:span text:style-name="T14">mikewestwood@gmail.com</text:span></text:p>
      <text:p text:style-name="P27"><text:span text:style-name="T11"/></text:p>
      <text:section text:style-name="Sect1" text:name="Header">
        <text:p text:style-name="P8"><text:span text:style-name="T2">To Whom it May Concern: </text:span></text:p>
        <text:p text:style-name="P10"/>
        <text:p text:style-name="P20"><text:span text:style-name="T2">We, (Full name of Company) WestCam (Pty) Ltd</text:span></text:p>
        <text:p text:style-name="P20"><text:span text:style-name="T2"/></text:p>
        <text:p text:style-name="P20"><text:span text:style-name="T2">Hereby authorise Crabtree South Africa (Pty) Ltd (a Division of Siemens) to make payments on their account with us by Electronic Funds Transfer directly into our bank account. The details of which we warrant are correct. We certify that funds paid into the bank account are our benefit and indemnify Crabtree South Africa (Pty) Ltd (a Division of Siemens) against any loss if it can be proven that the funds were paid into this account.</text:span></text:p>
        <text:p text:style-name="P20"><text:span text:style-name="T2">All queries in this regards should be directed to Accounts Payable at: Tel +27 11 874 7600 / </text:span><text:span text:style-name="T3">accounts@crabtree.co.za</text:span></text:p>
        <text:p text:style-name="P13"/>
        <text:p text:style-name="P20"><text:span text:style-name="T3">Full</text:span><text:span text:style-name="T2"> Bank account name <text:s text:c="3"/></text:span><text:span text:style-name="T3">FNB Gold Business Account</text:span></text:p>
        <text:p text:style-name="P10"/>
        <text:p text:style-name="P20"><text:span text:style-name="T6">Beneficiaries Banker:</text:span></text:p>
        <text:p text:style-name="P14"/>
        <text:p text:style-name="P20"><text:span text:style-name="T2">Bank: </text:span><text:span text:style-name="T3">FNB</text:span><text:span text:style-name="T2"> <text:s/><text:tab/>Account number: </text:span><text:span text:style-name="T3">62936406249</text:span><text:span text:style-name="T2"> <text:s text:c="3"/><text:tab/>Branch: </text:span></text:p>
        <text:p text:style-name="P10"/>
        <text:p text:style-name="P20"><text:span text:style-name="T2">Branch Code: </text:span><text:span text:style-name="T3">250655<text:tab/></text:span><text:span text:style-name="T9"><text:tab/></text:span><text:span text:style-name="T2"> IBAN Number: (if applicable)_____________________ <text:s/>Swift Code: ________________________</text:span></text:p>
        <text:p text:style-name="P10"/>
        <text:p text:style-name="P20"><text:span text:style-name="T2">Bank Branch national clearing code: (not required for EU payments) <text:s/>_________________________________________________________</text:span></text:p>
        <text:p text:style-name="P10"/>
        <text:p text:style-name="P20"><text:span text:style-name="T2">Street Address of Banker: <text:s/>____________________________________________________________________________________________<text:line-break/></text:span></text:p>
        <text:p text:style-name="P20"><text:span text:style-name="T6">Intermediary Banker: (only required when Beneficiaries Banker is not a direct participant in a payment system) </text:span></text:p>
        <text:p text:style-name="P20"><text:span text:style-name="T2"><text:tab/></text:span><text:span text:style-name="T4">Please see Page 2 for information required </text:span></text:p>
        <text:p text:style-name="P20"><text:span text:style-name="T2">Registered Company Address:<text:tab/> </text:span><text:span text:style-name="T3">36 Forbes Rd, Blairgowrie, Randburg, Gauteng, South Africa</text:span><text:span text:style-name="T2"> </text:span></text:p>
        <text:p text:style-name="P10"/>
        <text:p text:style-name="P20"><text:span text:style-name="T2">Company Registration Number: <text:s/></text:span><text:span text:style-name="T3"><text:s/></text:span><text:span text:style-name="T5">2009/017751/07</text:span></text:p>
        <text:p text:style-name="P10"/>
        <text:p text:style-name="P20"><text:span text:style-name="T2">Expected Payments terms: </text:span><text:span text:style-name="T3">COD</text:span><text:span text:style-name="T2"><text:tab/><text:tab/>Currency in which you wish to trade: </text:span><text:span text:style-name="T3">ZAR</text:span></text:p>
        <text:p text:style-name="P10"/>
        <text:p text:style-name="P20"><text:span text:style-name="T2">Expected Inco terms: __________________________________ <text:s text:c="3"/>VAT Number (if applicable) _____________________________________</text:span></text:p>
        <text:p text:style-name="P10"/>
        <text:p text:style-name="P20"><text:span text:style-name="T2">Telephone Number: </text:span><text:span text:style-name="T3">083 678 2601</text:span><text:span text:style-name="T2"><text:tab/> <text:s/>Fax Number: _______________________________________________</text:span></text:p>
        <text:p text:style-name="P10"/>
        <text:p text:style-name="P20"><text:span text:style-name="T4">Email Addresses:</text:span></text:p>
        <text:p text:style-name="P20"><text:span text:style-name="T2">Remittance </text:span><text:bookmark text:name="Bookmark2"/><text:span text:style-name="T2"><text:s/></text:span><text:span text:style-name="T3">mikewestwood@gmail.com</text:span></text:p>
        <text:p text:style-name="P10"/>
        <text:p text:style-name="P20"><text:span text:style-name="T11">Documents required:</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text:span text:style-name="T12">Confirmation of Bank Account ( no older than 3 months ) </text:span></text:p>
            </table:table-cell>
            <table:table-cell table:style-name="Table3.A1" office:value-type="string">
              <text:p text:style-name="P20"><text:span text:style-name="T12"> </text:span></text:p>
            </table:table-cell>
            <table:table-cell table:style-name="Table3.A1" office:value-type="string">
              <text:p text:style-name="P20"><text:span text:style-name="T12">Letter of good standing BBBEE (SA Company’s only)</text:span></text:p>
            </table:table-cell>
          </table:table-row>
          <table:table-row table:style-name="Table3.2">
            <table:table-cell table:style-name="Table3.A1" office:value-type="string">
              <text:p text:style-name="P20"><text:span text:style-name="T12">Signed COC and DR declaration</text:span></text:p>
            </table:table-cell>
            <table:table-cell table:style-name="Table3.A1" office:value-type="string">
              <text:p text:style-name="P20"><text:span text:style-name="T12"> </text:span></text:p>
            </table:table-cell>
            <table:table-cell table:style-name="Table3.A1" office:value-type="string">
              <text:p text:style-name="P20"><text:span text:style-name="T12">BBBEE (SA Company’s only)</text:span></text:p>
            </table:table-cell>
          </table:table-row>
          <table:table-row table:style-name="Table3.3">
            <table:table-cell table:style-name="Table3.A1" office:value-type="string">
              <text:p text:style-name="P20"><text:span text:style-name="T12">Compliance to RoSH and Reach legislation </text:span></text:p>
            </table:table-cell>
            <table:table-cell table:style-name="Table3.A1" office:value-type="string">
              <text:p text:style-name="P20"><text:span text:style-name="T12"> </text:span></text:p>
            </table:table-cell>
            <table:table-cell table:style-name="Table3.A1" office:value-type="string">
              <text:p text:style-name="P20"><text:span text:style-name="T12">ISO Certificate </text:span></text:p>
            </table:table-cell>
          </table:table-row>
          <table:table-row table:style-name="Table3.1">
            <table:table-cell table:style-name="Table3.A1" office:value-type="string">
              <text:p text:style-name="P20"><text:span text:style-name="T12">Safety file and Signed 37.2 ( Only required is work is being done on site)</text:span></text:p>
              <text:p text:style-name="P25"/>
            </table:table-cell>
            <table:table-cell table:style-name="Table3.A1" office:value-type="string">
              <text:p text:style-name="P20"><text:span text:style-name="T12"> </text:span></text:p>
            </table:table-cell>
            <table:table-cell table:style-name="Table3.A1" office:value-type="string">
              <text:p text:style-name="P20"><text:span text:style-name="T12">Company registration certificate</text:span></text:p>
            </table:table-cell>
          </table:table-row>
        </table:table>
        <text:p text:style-name="P10"/>
        <text:p text:style-name="P20"><text:span text:style-name="T2">Signed for and on behalf of the above company</text:span></text:p>
        <text:p text:style-name="P10"/>
        <text:p text:style-name="P10"/>
        <text:p text:style-name="P20"><text:span text:style-name="T2">_______________________________<text:tab/><text:tab/>______________________________ <text:tab/><text:tab/>_________________ </text:span></text:p>
        <text:p text:style-name="P20"><text:span text:style-name="T2">Name <text:s text:c="23"/><text:tab/><text:tab/><text:tab/><text:tab/>Signature<text:tab/><text:tab/><text:tab/><text:tab/><text:tab/>Date </text:span></text:p>
        <text:p text:style-name="P10"/>
        <table:table table:name="Table4" table:style-name="Table4">
          <table:table-column table:style-name="Table4.A"/>
          <table:table-row table:style-name="Table4.1">
            <table:table-cell table:style-name="Table4.A1" office:value-type="string">
              <text:p text:style-name="P21"><text:bookmark text:name="Bookmark11"/><text:span text:style-name="T6">For </text:span><text:span text:style-name="T7">Office </text:span><text:span text:style-name="T6">Use</text:span></text:p>
              <text:p text:style-name="P15"/>
              <text:p text:style-name="P23"><text:span text:style-name="T2">Requested by: <text:s/>_________________________________ <text:s/>Department:_________________________________________</text:span></text:p>
              <text:p text:style-name="P23"><text:span text:style-name="T2"><text:line-break/>Stamped Bank Letter </text:span><text:span text:style-name="T13"></text:span><text:span text:style-name="T6"> </text:span><text:span text:style-name="T2"><text:s text:c="3"/>BBBEE Certificate </text:span><text:span text:style-name="T13"></text:span><text:span text:style-name="T2"> <text:s text:c="6"/>Code of Conduct </text:span><text:span text:style-name="T13"></text:span><text:span text:style-name="T2"> <text:s text:c="3"/>Letter of Good standing </text:span><text:span text:style-name="T13"></text:span><text:span text:style-name="T2"> <text:s text:c="7"/>Damex </text:span><text:span text:style-name="T13"></text:span><text:span text:style-name="T2"> <text:s text:c="8"/><text:line-break/>Contractor <text:s/></text:span><text:span text:style-name="T13"></text:span><text:span text:style-name="T2"> <text:s text:c="3"/>37.2 </text:span><text:span text:style-name="T13"></text:span><text:span text:style-name="T2"> <text:s text:c="4"/>Safety File Required <text:s/></text:span><text:span text:style-name="T13"></text:span></text:p>
              <text:p text:style-name="P11"/>
              <text:p text:style-name="P23"><text:span text:style-name="T8">Authorised to load Vendor: <text:s/>_________________________________ Procurement Manager / GM Ops <text:s text:c="5"/>Date ________________________</text:span></text:p>
              <text:p text:style-name="P17"/>
              <text:p text:style-name="P23"><text:span text:style-name="T2">Bank Account Confirmed with: _____________________________________ <text:s text:c="3"/>Finance Manager / CEO <text:s text:c="5"/></text:span><text:span text:style-name="T8">Date ________________________</text:span></text:p>
              <text:p text:style-name="P17"/>
            </table:table-cell>
          </table:table-row>
        </table:table>
        <text:p text:style-name="P5"/>
        <text:p text:style-name="P5"/>
        <text:p text:style-name="P26"/>
      </text:section>
      <text:p text:style-name="P8"><text:span text:style-name="T2">To Whom it May Concern: </text:span></text:p>
      <text:p text:style-name="P10"/>
      <text:p text:style-name="P20"><text:span text:style-name="T2">We, (Full name of Company) WestCam (Pty) Ltd</text:span></text:p>
      <text:p text:style-name="P20"><text:span text:style-name="T2"/></text:p>
      <text:p text:style-name="P20"><text:span text:style-name="T2">Hereby authorise Crabtree South Africa (Pty) Ltd (a Division of Siemens) to make payments on their account with us by Electronic Funds Transfer directly into our bank account. The details of which we warrant are correct. We certify that funds paid into the bank account are our benefit and indemnify Crabtree South Africa (Pty) Ltd (a Division of Siemens) against any loss if it can be proven that the funds were paid into this account.</text:span></text:p>
      <text:p text:style-name="P20"><text:span text:style-name="T2">All queries in this regards should be directed to Accounts Payable at: Tel +27 11 874 7600 / </text:span><text:span text:style-name="T3">accounts@crabtree.co.za</text:span></text:p>
      <text:p text:style-name="P13"/>
      <text:p text:style-name="P20"><text:span text:style-name="T3">Full</text:span><text:span text:style-name="T2"> Bank account name <text:s text:c="3"/></text:span><text:span text:style-name="T3">FNB Gold Business Account</text:span></text:p>
      <text:p text:style-name="P10"/>
      <text:p text:style-name="P20"><text:span text:style-name="T6">Beneficiaries Banker:</text:span></text:p>
      <text:p text:style-name="P14"/>
      <text:p text:style-name="P20"><text:span text:style-name="T2">Bank: </text:span><text:span text:style-name="T3">FNB</text:span><text:span text:style-name="T2"> <text:s/><text:tab/>Account number: </text:span><text:span text:style-name="T3">62936406249</text:span><text:span text:style-name="T2"> <text:s text:c="3"/><text:tab/>Branch: </text:span></text:p>
      <text:p text:style-name="P10"/>
      <text:p text:style-name="P20"><text:span text:style-name="T2">Branch Code: </text:span><text:span text:style-name="T3">250655<text:tab/></text:span><text:span text:style-name="T9"><text:tab/></text:span><text:span text:style-name="T2"> IBAN Number: (if applicable)_____________________ <text:s/>Swift Code: ________________________</text:span></text:p>
      <text:p text:style-name="P10"/>
      <text:p text:style-name="P20"><text:span text:style-name="T2">Bank Branch national clearing code: (not required for EU payments) <text:s/>_________________________________________________________</text:span></text:p>
      <text:p text:style-name="P10"/>
      <text:p text:style-name="P20"><text:span text:style-name="T2">Street Address of Banker: <text:s/>____________________________________________________________________________________________<text:line-break/></text:span></text:p>
      <text:p text:style-name="P20"><text:span text:style-name="T6">Intermediary Banker: (only required when Beneficiaries Banker is not a direct participant in a payment system) </text:span></text:p>
      <text:p text:style-name="P20"><text:span text:style-name="T2"><text:tab/></text:span><text:span text:style-name="T4">Please see Page 2 for information required </text:span></text:p>
      <text:p text:style-name="P20"><text:span text:style-name="T2">Registered Company Address:<text:tab/> </text:span><text:span text:style-name="T3">36 Forbes Rd, Blairgowrie, Randburg, Gauteng, South Africa</text:span><text:span text:style-name="T2"> </text:span></text:p>
      <text:p text:style-name="P10"/>
      <text:p text:style-name="P20"><text:span text:style-name="T2">Company Registration Number: <text:s/></text:span><text:span text:style-name="T3"><text:s/></text:span><text:span text:style-name="T5">2009/017751/07</text:span></text:p>
      <text:p text:style-name="P10"/>
      <text:p text:style-name="P20"><text:span text:style-name="T2">Expected Payments terms: </text:span><text:span text:style-name="T3">COD</text:span><text:span text:style-name="T2"><text:tab/><text:tab/>Currency in which you wish to trade: </text:span><text:span text:style-name="T3">ZAR</text:span></text:p>
      <text:p text:style-name="P10"/>
      <text:p text:style-name="P20"><text:span text:style-name="T2">Expected Inco terms: __________________________________ <text:s text:c="3"/>VAT Number (if applicable) _____________________________________</text:span></text:p>
      <text:p text:style-name="P10"/>
      <text:p text:style-name="P20"><text:span text:style-name="T2">Telephone Number: </text:span><text:span text:style-name="T3">083 678 2601</text:span><text:span text:style-name="T2"><text:tab/> <text:s/>Fax Number: _______________________________________________</text:span></text:p>
      <text:p text:style-name="P10"/>
      <text:p text:style-name="P20"><text:span text:style-name="T4">Email Addresses:</text:span></text:p>
      <text:p text:style-name="P20"><text:span text:style-name="T2">Remittance </text:span><text:bookmark text:name="Bookmark"/><text:span text:style-name="T2"><text:s/></text:span><text:span text:style-name="T3">mikewestwood@gmail.com</text:span></text:p>
      <text:p text:style-name="P10"/>
      <text:p text:style-name="P20"><text:span text:style-name="T11">Documents required:</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text:span text:style-name="T12">Confirmation of Bank Account ( no older than 3 months ) </text:span></text:p>
          </table:table-cell>
          <table:table-cell table:style-name="Table1.A1" office:value-type="string">
            <text:p text:style-name="P20"><text:span text:style-name="T12"> </text:span></text:p>
          </table:table-cell>
          <table:table-cell table:style-name="Table1.A1" office:value-type="string">
            <text:p text:style-name="P20"><text:span text:style-name="T12">Letter of good standing BBBEE (SA Company’s only)</text:span></text:p>
          </table:table-cell>
        </table:table-row>
        <table:table-row table:style-name="Table1.2">
          <table:table-cell table:style-name="Table1.A1" office:value-type="string">
            <text:p text:style-name="P20"><text:span text:style-name="T12">Signed COC and DR declaration</text:span></text:p>
          </table:table-cell>
          <table:table-cell table:style-name="Table1.A1" office:value-type="string">
            <text:p text:style-name="P20"><text:span text:style-name="T12"> </text:span></text:p>
          </table:table-cell>
          <table:table-cell table:style-name="Table1.A1" office:value-type="string">
            <text:p text:style-name="P20"><text:span text:style-name="T12">BBBEE (SA Company’s only)</text:span></text:p>
          </table:table-cell>
        </table:table-row>
        <table:table-row table:style-name="Table1.3">
          <table:table-cell table:style-name="Table1.A1" office:value-type="string">
            <text:p text:style-name="P20"><text:span text:style-name="T12">Compliance to RoSH and Reach legislation </text:span></text:p>
          </table:table-cell>
          <table:table-cell table:style-name="Table1.A1" office:value-type="string">
            <text:p text:style-name="P20"><text:span text:style-name="T12"> </text:span></text:p>
          </table:table-cell>
          <table:table-cell table:style-name="Table1.A1" office:value-type="string">
            <text:p text:style-name="P20"><text:span text:style-name="T12">ISO Certificate </text:span></text:p>
          </table:table-cell>
        </table:table-row>
        <table:table-row table:style-name="Table1.1">
          <table:table-cell table:style-name="Table1.A1" office:value-type="string">
            <text:p text:style-name="P20"><text:span text:style-name="T12">Safety file and Signed 37.2 ( Only required is work is being done on site)</text:span></text:p>
            <text:p text:style-name="P25"/>
          </table:table-cell>
          <table:table-cell table:style-name="Table1.A1" office:value-type="string">
            <text:p text:style-name="P20"><text:span text:style-name="T12"> </text:span></text:p>
          </table:table-cell>
          <table:table-cell table:style-name="Table1.A1" office:value-type="string">
            <text:p text:style-name="P20"><text:span text:style-name="T12">Company registration certificate</text:span></text:p>
          </table:table-cell>
        </table:table-row>
      </table:table>
      <text:p text:style-name="P10"/>
      <text:p text:style-name="P20"><text:span text:style-name="T2">Signed for and on behalf of the above company</text:span></text:p>
      <text:p text:style-name="P10"/>
      <text:p text:style-name="P10"/>
      <text:p text:style-name="P20"><text:span text:style-name="T2">_______________________________<text:tab/><text:tab/>______________________________ <text:tab/><text:tab/>_________________ </text:span></text:p>
      <text:p text:style-name="P20"><text:span text:style-name="T2">Name <text:s text:c="23"/><text:tab/><text:tab/><text:tab/><text:tab/>Signature<text:tab/><text:tab/><text:tab/><text:tab/><text:tab/>Date </text:span></text:p>
      <text:p text:style-name="P10"/>
      <table:table table:name="Table2" table:style-name="Table2">
        <table:table-column table:style-name="Table2.A"/>
        <table:table-row table:style-name="Table2.1">
          <table:table-cell table:style-name="Table2.A1" office:value-type="string">
            <text:p text:style-name="P21"><text:bookmark text:name="Bookmark1"/><text:span text:style-name="T6">For </text:span><text:span text:style-name="T7">Office </text:span><text:span text:style-name="T6">Use</text:span></text:p>
            <text:p text:style-name="P15"/>
            <text:p text:style-name="P23"><text:span text:style-name="T2">Requested by: <text:s/>_________________________________ <text:s/>Department:_________________________________________</text:span></text:p>
            <text:p text:style-name="P23"><text:span text:style-name="T2"><text:line-break/>Stamped Bank Letter </text:span><text:span text:style-name="T13"></text:span><text:span text:style-name="T6"> </text:span><text:span text:style-name="T2"><text:s text:c="3"/>BBBEE Certificate </text:span><text:span text:style-name="T13"></text:span><text:span text:style-name="T2"> <text:s text:c="6"/>Code of Conduct </text:span><text:span text:style-name="T13"></text:span><text:span text:style-name="T2"> <text:s text:c="3"/>Letter of Good standing </text:span><text:span text:style-name="T13"></text:span><text:span text:style-name="T2"> <text:s text:c="7"/>Damex </text:span><text:span text:style-name="T13"></text:span><text:span text:style-name="T2"> <text:s text:c="8"/><text:line-break/>Contractor <text:s/></text:span><text:span text:style-name="T13"></text:span><text:span text:style-name="T2"> <text:s text:c="3"/>37.2 </text:span><text:span text:style-name="T13"></text:span><text:span text:style-name="T2"> <text:s text:c="4"/>Safety File Required <text:s/></text:span><text:span text:style-name="T13"></text:span></text:p>
            <text:p text:style-name="P11"/>
            <text:p text:style-name="P23"><text:span text:style-name="T8">Authorised to load Vendor: <text:s/>_________________________________ Procurement Manager / GM Ops <text:s text:c="5"/>Date ________________________</text:span></text:p>
            <text:p text:style-name="P17"/>
            <text:p text:style-name="P23"><text:span text:style-name="T2">Bank Account Confirmed with: _____________________________________ <text:s text:c="3"/>Finance Manager / CEO <text:s text:c="5"/></text:span><text:span text:style-name="T8">Date ________________________</text:span></text:p>
            <text:p text:style-name="P17"/>
          </table:table-cell>
        </table:table-row>
      </table:table>
      <text:p text:style-name="P5"/>
      <text:p text:style-name="P5"/>
      <text:p text:style-name="P14"/>
      <text:p text:style-name="P19"/>
      <text:p text:style-name="P4"/>
      <text:p text:style-name="P4"/>
      <text:p text:style-name="P4"><text:soft-page-break/></text:p>
      <text:p text:style-name="P4"/>
      <text:p text:style-name="P4"/>
      <text:p text:style-name="P4"/>
      <text:p text:style-name="P4"/>
      <text:p text:style-name="P4"/>
      <text:p text:style-name="P4"/>
      <text:p text:style-name="P1"><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Baskerville Old Face" svg:font-family="'Baskerville Old Face'" style:font-family-generic="roman" style:font-pitch="variable"/>
    <style:font-face style:name="Bernard MT Condensed" svg:font-family="'Bernard MT Condensed'" style:font-family-generic="roman" style:font-pitch="variable"/>
    <style:font-face style:name="Century" svg:font-family="Century"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Informal Roman" svg:font-family="'Informal Roman'" style:font-family-generic="script" style:font-pitch="variable"/>
    <style:font-face style:name="Palace Script MT" svg:font-family="'Palace Script MT'" style:font-family-generic="script"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fo:background-color="#006600">
        <style:background-image/>
      </style:paragraph-properties>
      <style:text-properties fo:color="#ffffff" style:font-name="Arial" fo:font-size="32pt" fo:font-weight="normal" style:font-size-asian="32pt" style:font-weight-asian="normal" style:font-size-complex="32pt" style:font-weight-complex="normal"/>
    </style:style>
    <style:style style:name="MP2"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WestCam-</text:p>
      </style:header>
      <style:footer>
        <text:p text:style-name="MP2">Directors : MA Westwood, PJ Westwoo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Westwood</meta:initial-creator>
    <meta:creation-date>2023-04-06T13:02:34.87</meta:creation-date>
    <dc:date>2023-04-06T16:19:40.59</dc:date>
    <dc:creator>Mike  Westwood</dc:creator>
    <meta:editing-duration>PT2H45M35S</meta:editing-duration>
    <meta:editing-cycles>2</meta:editing-cycles>
    <meta:generator>OpenOffice/4.1.14$Win32 OpenOffice.org_project/4114m1$Build-9811</meta:generator>
    <meta:document-statistic meta:table-count="6" meta:image-count="0" meta:object-count="0" meta:page-count="8" meta:paragraph-count="186" meta:word-count="1723" meta:character-count="13673"/>
  </office:meta>
</office:document-meta>
</file>